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4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950df" officeooo:paragraph-rsid="000950d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">Catedral de siena</text:p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laza del camp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Biblioteca poccolomini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entro historico de sien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orre del mangi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Battistero di san giovanni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alazzo publico y museo civic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ripta del duomo di sien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Museo dell'opera metropolitan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asa di santa caterin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Fonte gai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inacoteca nazionale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ontradas (de oca) barri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14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OBAR EL PANFORTE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1T18:15:08.109659741</meta:creation-date>
    <dc:date>2016-06-02T08:23:19.378385203</dc:date>
    <dc:creator>Emi </dc:creator>
    <meta:editing-duration>PT13H37M50S</meta:editing-duration>
    <meta:editing-cycles>1</meta:editing-cycles>
    <meta:document-statistic meta:table-count="1" meta:image-count="0" meta:object-count="0" meta:page-count="1" meta:paragraph-count="14" meta:word-count="47" meta:character-count="303" meta:non-whitespace-character-count="269"/>
    <meta:generator>LibreOffice/4.2.8.2$Linux_X86_64 LibreOffice_project/420m0$Build-2</meta:generator>
  </office:meta>
</office:document-meta>
</file>